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4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Calcutta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1" table:default-cell-style-name="ce2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Calcutta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9" calcext:value-type="float">
            <text:p>289</text:p>
          </table:table-cell>
          <table:table-cell table:style-name="ce4" table:formula="of:=SUM([.D2:.D25])/SQRT(SUM([.E2:.E25]))/SQRT(SUM([.F2:.F25]))" office:value-type="float" office:value="0.92142213924447" calcext:value-type="float">
            <text:p>0.92</text:p>
          </table:table-cell>
          <table:table-cell table:style-name="ce4" table:formula="of:=CORREL([.B2:.B25];[.C2:.C25])" office:value-type="float" office:value="-0.00331877887426733" calcext:value-type="float">
            <text:p>0.00</text:p>
          </table:table-cell>
          <table:table-cell table:style-name="ce3" office:value-type="string" calcext:value-type="string">
            <text:p>Google Trends</text:p>
          </table:table-cell>
          <table:table-cell table:style-name="ce3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2" calcext:value-type="float">
            <text:p>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1" calcext:value-type="float">
            <text:p>3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1018"/>
        </table:table-row>
        <table:table-row table:style-name="ro1" table:number-rows-repeated="216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1" number:min-decimal-places="1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18" number:min-decimal-places="18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4" number:min-decimal-places="14"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22:41:00.590063318</dc:date>
    <meta:editing-duration>PT3M9S</meta:editing-duration>
    <meta:editing-cycles>1</meta:editing-cycles>
    <meta:generator>LibreOffice/7.3.7.2$Linux_X86_64 LibreOffice_project/30$Build-2</meta:generator>
    <meta:document-statistic meta:table-count="1" meta:cell-count="158" meta:object-count="0"/>
  </office:meta>
</office:document-meta>
</file>